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&lt;h3&gt;What made you think you could become an author?&lt;/h3&gt;</text:p>
      <text:p text:style-name="Standard"><text:tab/>&lt;p&gt;The question displeases me. <text:s/>Rephrase it or give me another one.&lt;/p&gt;</text:p>
      <text:p text:style-name="Standard"><text:tab/>&lt;h3&gt;Why create anything?&lt;/h3&gt;</text:p>
      <text:p text:style-name="Standard"><text:tab/>&lt;p&gt;I had a troubled childhood--bedwetting, animal mutilation, pyrophilic incidents, you know, and art gave me a way to express my inner anguish without risking punishment. <text:s/>I've learned to comply better with social requirements as an adult, but, you know, that stuff just gets bottled up, I have whole kegs of urine piled in the cellar of my soul, and smoldering carcasses of mutilated animals--it's all still there. <text:s/>Has to come out somehow.</text:p>
      <text:p text:style-name="Standard"><text:tab/>&lt;/p&gt;</text:p>
      <text:p text:style-name="Standard"><text:tab/>&lt;h3&gt;What crimes would you say have inspired you the most?&lt;/h3&gt;</text:p>
      <text:p text:style-name="Standard"><text:tab/>&lt;p&gt;Oh gosh, the Holocaust, but I guess that goes without saying. <text:s/>The work of Holmes, Fish, the Cleveland Butcher, Bundy, Kemper, BTK, Dahmer, but that's again pretty obvious. <text:s/>Interesting single kills: the work of Sagawa, Claux, Meiwes. <text:s/>I trying to dig deeper here. Israel Keyes, a really principled serial killer, made a big impression on me, if we're talk about more recent stuff. <text:s text:c="3"/></text:p>
      <text:p text:style-name="Standard"><text:s text:c="4"/>&lt;h3&gt;Great. <text:s/>Next question: any literary influences?&lt;/h3&gt;</text:p>
      <text:p text:style-name="Standard"><text:tab/>&lt;p&gt;I'm an avaricious reader, and I have dipped into many great works, for sure. <text:s/>The works of Mark Sade, though, stand out. <text:s/>I've read them all.&lt;/p&gt;</text:p>
      <text:p text:style-name="Standard"><text:tab/>&lt;h3&gt;Do you mean the Marquis de Sade?&lt;/h3&gt;</text:p>
      <text:p text:style-name="Standard"><text:s text:c="4"/>&lt;p&gt;Perhaps. <text:s/>But I meant the English versions, of course&lt;/p&gt;</text:p>
      <text:p text:style-name="Standard"><text:s text:c="4"/>&lt;h3&gt;Oh, which is your favorite?&lt;/h3&gt;</text:p>
      <text:p text:style-name="Standard"><text:s text:c="4"/>&lt;p&gt;I don't know. <text:s/>They're all so good. <text:s/>Also, I would like to pay homage to Shakespeare and Joyce and Nabokov, some of my closest friends, in a manner of speaking&lt;/p&gt;</text:p>
      <text:p text:style-name="Standard"><text:s text:c="4"/>&lt;h3&gt;Let's talk a little bit about the books. <text:s/>A lot of people I've spoken to see the ostrich as a symbol of totalitarian bureaucracy that excuses any and every atrocity bureaucrats may commit, going back to Arendt's idea of the banality of evil? What do you say to that?&lt;/h3&gt;</text:p>
      <text:p text:style-name="Standard"><text:tab/>&lt;p&gt;You know what it is, for the me the ostrich is freedom, pure and simple, and sure, that might be the kind of freedom a bureaucrat or secret police officer enjoys under a totalitarian regime, it might be the freedom an artist enjoys in a democracy. <text:s/>Freedom to just wreck everything and laugh in people's faces, that's what the ostrich is about. <text:s/>That's what I want to celebrate.&lt;/p&gt;</text:p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6-04T14:06:12.717000000</dc:date>
    <meta:editing-duration>PT39S</meta:editing-duration>
    <meta:editing-cycles>1</meta:editing-cycles>
    <meta:document-statistic meta:table-count="0" meta:image-count="0" meta:object-count="0" meta:page-count="1" meta:paragraph-count="16" meta:word-count="371" meta:character-count="2250" meta:non-whitespace-character-count="1846"/>
  </office:meta>
</office:document-meta>
</file>